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justify" style:justify-single-word="false"/>
    </style:style>
    <style:style style:name="P2" style:family="paragraph" style:parent-style-name="Heading_20_2">
      <style:paragraph-properties fo:text-align="justify" style:justify-single-word="false"/>
      <style:text-properties officeooo:rsid="001c7b17" officeooo:paragraph-rsid="001c7b17"/>
    </style:style>
    <style:style style:name="P3" style:family="paragraph" style:parent-style-name="Text_20_body" style:list-style-name="L1">
      <style:paragraph-properties fo:text-align="justify" style:justify-single-word="false"/>
      <style:text-properties style:font-name="Liberation Sans" officeooo:rsid="001c7b17" officeooo:paragraph-rsid="001c7b17"/>
    </style:style>
    <style:style style:name="P4" style:family="paragraph" style:parent-style-name="Text_20_body" style:list-style-name="L1">
      <style:paragraph-properties fo:text-align="justify" style:justify-single-word="false"/>
      <style:text-properties style:font-name="Liberation Sans" fo:font-weight="normal" officeooo:rsid="001cfdb4" officeooo:paragraph-rsid="001cfdb4" style:font-weight-asian="normal" style:font-weight-complex="normal"/>
    </style:style>
    <style:style style:name="P5" style:family="paragraph" style:parent-style-name="Heading_20_2">
      <style:paragraph-properties fo:text-align="justify" style:justify-single-word="false"/>
      <style:text-properties officeooo:rsid="001cfdb4" officeooo:paragraph-rsid="001cfdb4"/>
    </style:style>
    <style:style style:name="P6" style:family="paragraph" style:parent-style-name="Text_20_body" style:list-style-name="L2">
      <style:paragraph-properties fo:text-align="justify" style:justify-single-word="false"/>
      <style:text-properties style:font-name="Liberation Sans" officeooo:rsid="001cfdb4" officeooo:paragraph-rsid="001cfdb4"/>
    </style:style>
    <style:style style:name="P7" style:family="paragraph" style:parent-style-name="Text_20_body" style:list-style-name="L2">
      <style:paragraph-properties fo:text-align="justify" style:justify-single-word="false"/>
      <style:text-properties officeooo:paragraph-rsid="001cfdb4"/>
    </style:style>
    <style:style style:name="P8" style:family="paragraph" style:parent-style-name="Text_20_body" style:list-style-name="L2">
      <style:paragraph-properties fo:text-align="justify" style:justify-single-word="false"/>
      <style:text-properties officeooo:rsid="001cfdb4" officeooo:paragraph-rsid="001cfdb4"/>
    </style:style>
    <style:style style:name="P9" style:family="paragraph" style:parent-style-name="Text_20_body">
      <style:paragraph-properties fo:text-align="justify" style:justify-single-word="false"/>
      <style:text-properties officeooo:rsid="001cfdb4" officeooo:paragraph-rsid="001cfdb4"/>
    </style:style>
    <style:style style:name="P10" style:family="paragraph" style:parent-style-name="Text_20_body" style:list-style-name="L3">
      <style:paragraph-properties fo:text-align="justify" style:justify-single-word="false"/>
      <style:text-properties style:font-name="Liberation Sans" officeooo:rsid="001deb1d" officeooo:paragraph-rsid="001deb1d"/>
    </style:style>
    <style:style style:name="P11" style:family="paragraph" style:parent-style-name="Heading_20_2">
      <style:paragraph-properties fo:text-align="justify" style:justify-single-word="false"/>
      <style:text-properties officeooo:rsid="001deb1d" officeooo:paragraph-rsid="001deb1d"/>
    </style:style>
    <style:style style:name="P12" style:family="paragraph" style:parent-style-name="Text_20_body" style:list-style-name="L4">
      <style:paragraph-properties fo:text-align="justify" style:justify-single-word="false"/>
      <style:text-properties style:font-name="Liberation Sans" officeooo:rsid="001deb1d" officeooo:paragraph-rsid="001deb1d"/>
    </style:style>
    <style:style style:name="P13" style:family="paragraph" style:parent-style-name="Text_20_body" style:list-style-name="L5">
      <style:paragraph-properties fo:text-align="justify" style:justify-single-word="false"/>
      <style:text-properties style:font-name="Liberation Sans" officeooo:rsid="001e0f21" officeooo:paragraph-rsid="001e0f21"/>
    </style:style>
    <style:style style:name="T1" style:family="text">
      <style:text-properties officeooo:rsid="001cfdb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officeooo:rsid="001cfdb4"/>
    </style:style>
    <style:style style:name="T4" style:family="text">
      <style:text-properties style:font-name="Liberation Sans" fo:font-weight="bold" officeooo:rsid="001cfdb4" style:font-weight-asian="bold" style:font-weight-complex="bold"/>
    </style:style>
    <style:style style:name="T5" style:family="text">
      <style:text-properties style:font-name="Liberation Sans"/>
    </style:style>
    <style:style style:name="T6" style:family="text">
      <style:text-properties style:font-name="Liberation Sans" fo:font-weight="bold" style:font-weight-asian="bold" style:font-weight-complex="bold"/>
    </style:style>
    <style:style style:name="T7" style:family="text">
      <style:text-properties fo:font-size="11.5pt" style:font-size-asian="11.5pt" style:font-size-complex="11.5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9.5pt" style:font-size-asian="9.5pt" style:font-size-complex="9.5pt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8.5pt" style:font-size-asian="8.5pt" style:font-size-complex="8.5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6.7 </text:span>Księstwo Warszawskie</text:h>
      <text:h text:style-name="P2" text:outline-level="2">1. Powstanie Księstwa Warszawskiego</text:h>
      <text:list text:style-name="L1">
        <text:list-item>
          <text:p text:style-name="P3"><text:span text:style-name="T2">1805</text:span> – Austria i Rosja przystępują do wojny z Francją. Konflikt ten zakończył się zwycięstwem Napoleona pod Austerlitz</text:p>
        </text:list-item>
        <text:list-item>
          <text:p text:style-name="P3"><text:span text:style-name="T2">1806</text:span> – Prusy wypowiadają wojnę Napoleonowi. Prusacy przegrywają pod Jeną <text:line-break/>i Auerstedt, Napoleon wkracza do <text:span text:style-name="T2">Berlina</text:span>, przyzywa do siebie gen. <text:span text:style-name="T2">Jana</text:span> <text:span text:style-name="T2">Henryka</text:span> <text:span text:style-name="T2">Dąbrowskiego</text:span>, mówi że jeżeli Polacy przyczynią się do wojny, to będzie dążył do przywrócenia państwa polskiego.</text:p>
        </text:list-item>
        <text:list-item>
          <text:p text:style-name="P3">Po pokonaniu armii pruskiej zaczęto tworzyć pierwsze organy władzy, które miały uformować polskie wojsko i zapewnić dostawy dla francuskiej armii.</text:p>
        </text:list-item>
        <text:list-item>
          <text:p text:style-name="P3">W <text:span text:style-name="T2">styczniu 1807</text:span> roku postała Komisja Rządząca na czele z Stanisławem Małachowskim – marszałkiem Sejmu Wielkiego. Wojskiem kierował książę <text:span text:style-name="T2">Józef</text:span> <text:span text:style-name="T2">Poniatowski</text:span>.</text:p>
        </text:list-item>
        <text:list-item>
          <text:p text:style-name="P4"><text:span text:style-name="T2">7 lipca 1807</text:span> roku zawarto pokój w <text:span text:style-name="T2">Tylży</text:span>, na mocy którego utworzono Księstwo Warszawskie na czele z <text:span text:style-name="T2">Fryderykiem Augustem I</text:span> (królem Saksonii). Składało się ono z ziem <text:span text:style-name="T2">II</text:span> i <text:span text:style-name="T2">III</text:span> zaboru pruskiego z wyjątkiem Pomorza Gdańskiego (pozostało przy Prusach, Gdańsk dostał status wolnego miasta) i okręgu białostockiego (przypadł Rosji).</text:p>
        </text:list-item>
      </text:list>
      <text:h text:style-name="P5" text:outline-level="2">2. Ustrój Księstwa Warszawskiego</text:h>
      <text:list text:style-name="L2">
        <text:list-item>
          <text:p text:style-name="P6">Ustrój opierał się na ustroju porewolucyjnej Francji.</text:p>
        </text:list-item>
        <text:list-item>
          <text:p text:style-name="P6">Władzę wykonawczą sprawował król (<text:span text:style-name="T2">Fryderyk August I</text:span>) z <text:span text:style-name="T2">Radą Ministrów</text:span>.</text:p>
        </text:list-item>
        <text:list-item>
          <text:p text:style-name="P6">Władza ustawodawcza należała do dwuizbowego sejmu, złożonego z <text:span text:style-name="T2">izby poselskiej</text:span> (60 posłów, 40 deputowanych) i <text:span text:style-name="T2">senatu</text:span> (18 senatorów).</text:p>
        </text:list-item>
        <text:list-item>
          <text:p text:style-name="P6">Nadanie wszystkim obywatelom wolności osobistej oznaczało zniesienie poddaństwa chłopów. Pod koniec roku wydano tzw. <text:span text:style-name="T2">dekret grudniowy</text:span>, na którego mocy:</text:p>
          <text:list>
            <text:list-item>
              <text:p text:style-name="P6">zachowano pańszczyznę,</text:p>
            </text:list-item>
            <text:list-item>
              <text:p text:style-name="P6">własność ziemi użytkowanej przez chłopów pozostawała w rękach dziedzica.</text:p>
            </text:list-item>
          </text:list>
        </text:list-item>
        <text:list-item>
          <text:p text:style-name="P7"><text:span text:style-name="T3">Wprowadzono przepisy </text:span><text:span text:style-name="T4">kodeksu cywilnego</text:span><text:span text:style-name="T3"> Napoleona, co zlikwidowało dawne sądownictwo patrymonialne. Właściciele ziemscy utracili władzę sądową nad chłopami.</text:span></text:p>
        </text:list-item>
        <text:list-item>
          <text:p text:style-name="P8"><text:span text:style-name="T5">Księstwo Warszawskie nie było </text:span><text:span text:style-name="T6">suwerenne</text:span><text:span text:style-name="T5">, miało przede wszystkim realizować zadania przydzielone przez Napoleona, o co troszczył się francuski rezydent, którego urząd powołano na mocy układu francusko-saskiego (mało ważne afaik).</text:span></text:p>
        </text:list-item>
      </text:list>
      <text:p text:style-name="P9"><text:span text:style-name="T5"/></text:p>
      <text:p text:style-name="P9"><text:span text:style-name="T5"/></text:p>
      <text:h text:style-name="P5" text:outline-level="2"><text:soft-page-break/>3. Trudności i sukcesy</text:h>
      <text:list text:style-name="L3">
        <text:list-item>
          <text:p text:style-name="P10">Księstwo było niszczone przez przemarsze obcych armii oraz zadłużone, znaczną większość budżetu pochłaniały wydatki na systematyczne powiększanie wojska. Rozbudowa armii wpłynęła jednak pozytywnie na gospodarkę, bo obudziła przemysł zbrojny.</text:p>
        </text:list-item>
        <text:list-item>
          <text:p text:style-name="P10">W tym okresie doszło do odrodzenia polskiego szkolnictwa, nauki i kultury:</text:p>
          <text:list>
            <text:list-item>
              <text:p text:style-name="P10">powołano do życia Izbę Edukacyjną – zwiększyła się liczba szkół,</text:p>
            </text:list-item>
            <text:list-item>
              <text:p text:style-name="P10">założono uczelnie zawodowe – Szkołę Prawa oraz Szkołę Lekarską,</text:p>
            </text:list-item>
            <text:list-item>
              <text:p text:style-name="P10">wznowiono funkcjonowanie Towarzystwa Przyjaciół Nauk w Warszawie,</text:p>
            </text:list-item>
            <text:list-item>
              <text:p text:style-name="P10">prowadzono prace nad słownikiem języka polskiego,</text:p>
            </text:list-item>
            <text:list-item>
              <text:p text:style-name="P10">wydano pierwszy podręcznik do nauki h<text:span text:style-name="T7">i</text:span><text:span text:style-name="T8">s</text:span><text:span text:style-name="T9">t</text:span><text:span text:style-name="T10">o</text:span><text:span text:style-name="T11">r</text:span><text:span text:style-name="T12">i</text:span><text:span text:style-name="T13">i</text:span> (ta?),</text:p>
            </text:list-item>
            <text:list-item>
              <text:p text:style-name="P10">teatr warszawski działał pod kierownictwem Wojciecha Bogusławskiego.</text:p>
            </text:list-item>
          </text:list>
        </text:list-item>
      </text:list>
      <text:h text:style-name="P11" text:outline-level="2">4. Wojna z Austrią</text:h>
      <text:list text:style-name="L4">
        <text:list-item>
          <text:p text:style-name="P12">W kwietniu <text:span text:style-name="T2">1809</text:span> roku do Księstwa Warszawskiego wkroczył 30-tysięczny korpus wojsk austriackich. Polacy wygrali w bitwie pod Raszynem, jednak zgodzili się oddać Austriakom Warszawę.</text:p>
        </text:list-item>
        <text:list-item>
          <text:p text:style-name="P12">Zamiast bronić stolicy, Poniatowski przeniósł działania wojenne do Galicji (zajął Lublin, Zamość i Kraków), Austriacy byli tym zaskoczeni i oddali nam Warszawę. Niedługo później Napoleon odniósł zwycięstwo pod <text:span text:style-name="T2">Wagram</text:span>, co zakończyło wojnę.</text:p>
        </text:list-item>
        <text:list-item>
          <text:p text:style-name="P12">Magiczny plan Poniatowskiego uchronił KW przez zniszczeniem i skutkował przyłączeniem czterech austriackich departamentów: krakowskiego, lubelskiego, radomskiego i siedleckiego.</text:p>
        </text:list-item>
      </text:list>
      <text:h text:style-name="P11" text:outline-level="2">5. Upadek Księstwa</text:h>
      <text:list text:style-name="L5">
        <text:list-item>
          <text:p text:style-name="P13">W <text:span text:style-name="T2">1812</text:span> cesarz ogłosił rozpoczęcie tzw. drugiej wojny polskiej, w Warszawie zawiązano <text:span text:style-name="T2">Konfederację Generalną</text:span>, która proklamowała przywrócenie Królestwa Polskiego.</text:p>
        </text:list-item>
        <text:list-item>
          <text:p text:style-name="P13">W wyprawie Napoleona na Rosję uczestniczyło prawie 100 tys. żołnierzy z KW, którzy zasłużyli się w trakcie marszu, jak i w trakcie tragicznego odwrotu.</text:p>
        </text:list-item>
        <text:list-item>
          <text:p text:style-name="P13">Pomimo znacznych strat polskie oddziały zachowały zdolność bojową, jednak były to tak małe siły, że armia wycofała się do Saksonii, gdzie wzięła udział w bitwie pod Lipskiem.</text:p>
        </text:list-item>
        <text:list-item>
          <text:p text:style-name="P13">Wiosną 1813 roku terytorium KW zostało całkowicie przejęte, władzę przejęła rada powoływana przez cara Aleksandra I.</text:p>
        </text:list-item>
        <text:list-item>
          <text:p text:style-name="P13">Upadek Napoleona oznaczał koniec zaprowadzanego przez niego ładu w Europie, nowy porządek miał zostać wypracowany przez jego przeciwników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7T20:12:15.794646031</meta:creation-date>
    <dc:date>2025-04-08T19:33:35.665319924</dc:date>
    <meta:editing-duration>PT10M56S</meta:editing-duration>
    <meta:editing-cycles>3</meta:editing-cycles>
    <meta:generator>LibreOffice/24.8.6.2$Linux_X86_64 LibreOffice_project/480$Build-2</meta:generator>
    <meta:document-statistic meta:table-count="0" meta:image-count="0" meta:object-count="0" meta:page-count="2" meta:paragraph-count="35" meta:word-count="567" meta:character-count="4080" meta:non-whitespace-character-count="3571"/>
  </office:meta>
</office:document-meta>
</file>